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4pt" fo:font-weight="normal" officeooo:rsid="00070f90" officeooo:paragraph-rsid="00070f90" style:font-size-asian="12.25pt" style:font-weight-asian="normal" style:font-size-complex="14pt" style:font-weight-complex="normal"/>
    </style:style>
    <style:style style:name="P2" style:family="paragraph" style:parent-style-name="Standard">
      <style:paragraph-properties fo:text-align="start" style:justify-single-word="false"/>
      <style:text-properties fo:font-size="14pt" fo:font-weight="normal" officeooo:rsid="0007a02d" officeooo:paragraph-rsid="0007a02d" style:font-size-asian="12.25pt" style:font-weight-asian="normal" style:font-size-complex="14pt" style:font-weight-complex="normal"/>
    </style:style>
    <style:style style:name="P3" style:family="paragraph" style:parent-style-name="Standard">
      <style:paragraph-properties fo:text-align="start" style:justify-single-word="false"/>
      <style:text-properties fo:font-size="14pt" fo:font-weight="normal" officeooo:rsid="0007c37f" officeooo:paragraph-rsid="0007c37f" style:font-size-asian="12.25pt" style:font-weight-asian="normal" style:font-size-complex="14pt" style:font-weight-complex="normal"/>
    </style:style>
    <style:style style:name="P4" style:family="paragraph" style:parent-style-name="Standard">
      <style:paragraph-properties fo:text-align="start" style:justify-single-word="false"/>
      <style:text-properties fo:font-size="14pt" fo:font-weight="normal" officeooo:rsid="0008a6c7" officeooo:paragraph-rsid="0008a6c7" style:font-size-asian="12.25pt" style:font-weight-asian="normal" style:font-size-complex="14pt" style:font-weight-complex="normal"/>
    </style:style>
    <style:style style:name="P5" style:family="paragraph" style:parent-style-name="Standard">
      <style:paragraph-properties fo:text-align="start" style:justify-single-word="false"/>
      <style:text-properties fo:font-size="14pt" fo:font-weight="normal" officeooo:rsid="000a3068" officeooo:paragraph-rsid="000a3068" style:font-size-asian="12.25pt" style:font-weight-asian="normal" style:font-size-complex="14pt" style:font-weight-complex="normal"/>
    </style:style>
    <style:style style:name="P6" style:family="paragraph" style:parent-style-name="Standard">
      <style:paragraph-properties fo:text-align="start" style:justify-single-word="false"/>
      <style:text-properties fo:font-size="14pt" fo:font-weight="normal" officeooo:rsid="000a871e" officeooo:paragraph-rsid="000a871e" style:font-size-asian="12.25pt" style:font-weight-asian="normal" style:font-size-complex="14pt" style:font-weight-complex="normal"/>
    </style:style>
    <style:style style:name="P7" style:family="paragraph" style:parent-style-name="Standard">
      <style:paragraph-properties fo:text-align="start" style:justify-single-word="false"/>
      <style:text-properties fo:font-size="14pt" fo:font-weight="normal" officeooo:rsid="000cc46d" officeooo:paragraph-rsid="000cc46d" style:font-size-asian="12.25pt" style:font-weight-asian="normal" style:font-size-complex="14pt" style:font-weight-complex="normal"/>
    </style:style>
    <style:style style:name="P8" style:family="paragraph" style:parent-style-name="Standard">
      <style:paragraph-properties fo:text-align="center" style:justify-single-word="false"/>
      <style:text-properties fo:font-size="22pt" fo:font-weight="bold" officeooo:rsid="00070f90" officeooo:paragraph-rsid="00070f90" style:font-size-asian="22pt" style:font-weight-asian="bold" style:font-size-complex="22pt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22pt" fo:font-weight="bold" officeooo:rsid="00070f90" officeooo:paragraph-rsid="00070f90" style:font-size-asian="22pt" style:font-weight-asian="bold" style:font-size-complex="22pt" style:font-weight-complex="bold"/>
    </style:style>
    <style:style style:name="P10" style:family="paragraph" style:parent-style-name="Standard">
      <style:paragraph-properties fo:text-align="center" style:justify-single-word="false"/>
      <style:text-properties fo:font-size="22pt" fo:font-weight="bold" officeooo:rsid="000fd578" officeooo:paragraph-rsid="000fd578" style:font-size-asian="22pt" style:font-weight-asian="bold" style:font-size-complex="22pt" style:font-weight-complex="bold"/>
    </style:style>
    <style:style style:name="T1" style:family="text">
      <style:text-properties officeooo:rsid="0007c37f"/>
    </style:style>
    <style:style style:name="T2" style:family="text">
      <style:text-properties officeooo:rsid="000e4aa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>PORTFOLIO </text:p>
      <text:p text:style-name="P8"/>
      <text:p text:style-name="P8"/>
      <text:p text:style-name="P10">react loading skeleton</text:p>
      <text:p text:style-name="P8"/>
      <text:p text:style-name="P1">préprocesseurs : SASS </text:p>
      <text:p text:style-name="P1">microframework : skeleton </text:p>
      <text:p text:style-name="P1">BEM  <text:s/></text:p>
      <text:p text:style-name="P1"/>
      <text:p text:style-name="P1"/>
      <text:p text:style-name="P2">Flat Designe = <text:s/><text:span text:style-name="T1">design graphique axe sur le minimalisme. Il elimine les elements juges decoratifs et superflus (details, ombres, effet 3D …). L’interface est donc centre sur le contenu et la fonctionnalite </text:span></text:p>
      <text:p text:style-name="P2"/>
      <text:p text:style-name="P3">responsive : media queries </text:p>
      <text:p text:style-name="P3"/>
      <text:p text:style-name="P3"/>
      <text:p text:style-name="P3"/>
      <text:p text:style-name="P4">Header : onglet clickable qui mene vers les parties plus bas de la page </text:p>
      <text:p text:style-name="P4">- About Me</text:p>
      <text:p text:style-name="P4">- Mon Parcours Pro &amp; Diplome + CV telechargeable</text:p>
      <text:p text:style-name="P4">- Mes projets du campus </text:p>
      <text:p text:style-name="P4">- Hobbies/Centre Interet/Langues</text:p>
      <text:p text:style-name="P4">- Contact</text:p>
      <text:p text:style-name="P4"/>
      <text:p text:style-name="P4"/>
      <text:p text:style-name="P4">Component pour chaque partie</text:p>
      <text:p text:style-name="P4"/>
      <text:p text:style-name="P4">Footer : </text:p>
      <text:p text:style-name="P4">- lien vers linkedin</text:p>
      <text:p text:style-name="P4">- position : samsung Campus</text:p>
      <text:p text:style-name="P4">- adresse mail</text:p>
      <text:p text:style-name="P4">- copyright</text:p>
      <text:p text:style-name="P4"/>
      <text:p text:style-name="P4"/>
      <text:p text:style-name="P4"/>
      <text:p text:style-name="P5">ABOUT ME </text:p>
      <text:p text:style-name="P5"/>
      <text:p text:style-name="P6">presentation de moi, caractere, phrase d’accroche, photo CV, coordonnees, reseaux sociaux pro, recherche d’emploi actuel </text:p>
      <text:p text:style-name="P6"/>
      <text:p text:style-name="P6">PARCOURS </text:p>
      <text:p text:style-name="P6"><text:soft-page-break/></text:p>
      <text:p text:style-name="P6">diplôme, competences, formations, experiences pro + CV (telechargeable)</text:p>
      <text:p text:style-name="P6"/>
      <text:p text:style-name="P6"/>
      <text:p text:style-name="P6"/>
      <text:p text:style-name="P6"/>
      <text:p text:style-name="P6">PROJET </text:p>
      <text:p text:style-name="P6"/>
      <text:p text:style-name="P6">vignettes clickables des projets du campus </text:p>
      <text:p text:style-name="P7">= screen avec description du projet </text:p>
      <text:p text:style-name="P7"/>
      <text:p text:style-name="P7">projets choisis : DYMED / <text:span text:style-name="T2">puissance4(rattrapage) / my_meetic /my_irc </text:span></text:p>
      <text:p text:style-name="P6"/>
      <text:p text:style-name="P6"/>
      <text:p text:style-name="P6">HOBBIES </text:p>
      <text:p text:style-name="P6">centres d’interets </text:p>
      <text:p text:style-name="P6"/>
      <text:p text:style-name="P6">CONTACT</text:p>
      <text:p text:style-name="P6">⇒ amener a la page contact qui se trouve avant le footer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6-30T22:43:24.816480710</meta:creation-date>
    <meta:editing-duration>P6DT56M33S</meta:editing-duration>
    <meta:editing-cycles>5</meta:editing-cycles>
    <meta:generator>LibreOffice/6.0.7.3$Linux_X86_64 LibreOffice_project/00m0$Build-3</meta:generator>
    <dc:date>2020-07-12T10:03:46.878147898</dc:date>
    <meta:document-statistic meta:table-count="0" meta:image-count="0" meta:object-count="0" meta:page-count="2" meta:paragraph-count="31" meta:word-count="167" meta:character-count="1078" meta:non-whitespace-character-count="921"/>
  </office:meta>
</office:document-meta>
</file>